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39cm" fo:margin-left="-0.238cm" fo:margin-right="-1.561cm" fo:margin-top="0cm" fo:margin-bottom="0cm" table:align="margins"/>
    </style:style>
    <style:style style:name="Tabella1.A" style:family="table-column">
      <style:table-column-properties style:column-width="3.649cm" style:rel-column-width="14036*"/>
    </style:style>
    <style:style style:name="Tabella1.B" style:family="table-column">
      <style:table-column-properties style:column-width="13.39cm" style:rel-column-width="51499*"/>
    </style:style>
    <style:style style:name="Tabella1.1" style:family="table-row">
      <style:table-row-properties style:min-row-height="0.002cm" style:keep-together="true" fo:keep-together="auto"/>
    </style:style>
    <style:style style:name="Tabella1.A1" style:family="table-cell">
      <style:table-cell-properties style:vertical-align="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ella1.A3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5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18cm solid #000001">
        <style:background-image/>
      </style:table-cell-properties>
    </style:style>
    <style:style style:name="Tabella1.A11" style:family="table-cell">
      <style:table-cell-properties style:vertical-align="" fo:background-color="#ffffff" fo:padding="0.191cm" fo:border="none">
        <style:background-image/>
      </style:table-cell-properties>
    </style:style>
    <style:style style:name="Tabella1.A21" style:family="table-cell">
      <style:table-cell-properties style:vertical-align="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ella1.30" style:family="table-row">
      <style:table-row-properties style:min-row-height="0.476cm" style:keep-together="true" fo:keep-together="auto"/>
    </style:style>
    <style:style style:name="Tabella1.39" style:family="table-row">
      <style:table-row-properties style:min-row-height="0.286cm" style:keep-together="true" fo:keep-together="auto"/>
    </style:style>
    <style:style style:name="Tabella1.A66" style:family="table-cell">
      <style:table-cell-properties style:vertical-align="" fo:background-color="#000000" fo:padding-left="0.191cm" fo:padding-right="0.191cm" fo:padding-top="0cm" fo:padding-bottom="0cm" fo:border="0.018cm solid #000001">
        <style:background-image/>
      </style:table-cell-properties>
    </style:style>
    <style:style style:name="Tabella1.B66" style:family="table-cell" style:data-style-name="N0">
      <style:table-cell-properties style:vertical-align="" fo:background-color="#000000" fo:padding-left="0.191cm" fo:padding-right="0.191cm" fo:padding-top="0cm" fo:padding-bottom="0cm" fo:border="0.018cm solid #000001">
        <style:background-image/>
      </style:table-cell-properties>
    </style:style>
    <style:style style:name="Tabella1.B69" style:family="table-cell" style:data-style-name="N0">
      <style:table-cell-properties style:vertical-align="" fo:background-color="#ffffff" fo:padding="0.191cm" fo:border="none">
        <style:background-image/>
      </style:table-cell-properties>
    </style:style>
    <style:style style:name="Tabella1.B76" style:family="table-cell" style:data-style-name="N0">
      <style:table-cell-properties style:vertical-align="" fo:background-color="#ffffff" fo:padding="0.191cm" fo:border-left="none" fo:border-right="none" fo:border-top="none" fo:border-bottom="0.002cm solid #000000">
        <style:background-image/>
      </style:table-cell-properties>
    </style:style>
    <style:style style:name="Tabella1.A86" style:family="table-cell">
      <style:table-cell-properties style:vertical-align="" fo:background-color="#ffffff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Tabella1.A89" style:family="table-cell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Tabella1.B89" style:family="table-cell" style:data-style-name="N0">
      <style:table-cell-properties style:vertical-align="" fo:background-color="#000000" fo:padding-left="0.191cm" fo:padding-right="0.191cm" fo:padding-top="0cm" fo:padding-bottom="0cm" fo:border-left="0.018cm solid #000001" fo:border-right="0.018cm solid #000001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style:font-name="Calibri1"/>
    </style:style>
    <style:style style:name="P4" style:family="paragraph" style:parent-style-name="Standard">
      <style:paragraph-properties loext:contextual-spacing="false" fo:margin-left="0cm" fo:margin-right="0cm" fo:margin-top="0cm" fo:margin-bottom="0.282cm" fo:line-height="0.457cm" fo:text-align="start" style:justify-single-word="false" fo:text-indent="0cm" style:auto-text-indent="false"/>
    </style:style>
    <style:style style:name="P5" style:family="paragraph" style:parent-style-name="Standard">
      <style:paragraph-properties loext:contextual-spacing="false" fo:margin-left="1.067cm" fo:margin-right="0cm" fo:margin-top="0cm" fo:margin-bottom="0cm" fo:line-height="0.423cm" fo:text-align="start" style:justify-single-word="false" fo:text-indent="-1.067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6" style:family="paragraph" style:parent-style-name="Title">
      <style:paragraph-properties fo:text-align="center" style:justify-single-word="false"/>
    </style:style>
    <style:style style:name="P7" style:family="paragraph" style:parent-style-name="Title" style:master-page-name="First_20_Page">
      <style:paragraph-properties fo:text-align="center" style:justify-single-word="false" style:page-number="auto"/>
    </style:style>
    <style:style style:name="P8" style:family="paragraph" style:parent-style-name="Heading_20_2">
      <style:text-properties style:font-name="Calibri" style:font-name-asian="Calibri2" style:font-name-complex="Calibri2"/>
    </style:style>
    <style:style style:name="P9" style:family="paragraph" style:parent-style-name="Standard">
      <style:text-properties style:font-name="Calibri" style:font-name-asian="Calibri2" style:font-name-complex="Calibri2"/>
    </style:style>
    <style:style style:name="P10" style:family="paragraph" style:parent-style-name="Standard" style:list-style-name="WWNum8">
      <style:paragraph-properties loext:contextual-spacing="false"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1" style:family="paragraph" style:parent-style-name="Standard" style:list-style-name="WWNum8">
      <style:paragraph-properties loext:contextual-spacing="false" fo:margin-left="0.318cm" fo:margin-right="0cm" fo:margin-top="0cm" fo:margin-bottom="0cm" fo:line-height="0.423cm" fo:text-align="start" style:justify-single-word="false" fo:text-indent="-0.318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2" style:family="paragraph" style:parent-style-name="Standard" style:list-style-name="WWNum8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3" style:family="paragraph" style:parent-style-name="Standard" style:list-style-name="WWNum8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4" style:family="paragraph" style:parent-style-name="Standard" style:list-style-name="WWNum8">
      <style:paragraph-properties loext:contextual-spacing="false"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1" fo:font-size="11pt" fo:letter-spacing="normal" style:font-name-asian="Calibri2" style:font-size-asian="11pt" style:font-name-complex="Calibri2"/>
    </style:style>
    <style:style style:name="P15" style:family="paragraph" style:parent-style-name="Standard" style:list-style-name="WWNum9">
      <style:paragraph-properties fo:margin-left="0cm" fo:margin-right="0cm" fo:text-indent="0cm" style:auto-text-indent="false"/>
    </style:style>
    <style:style style:name="P16" style:family="paragraph" style:parent-style-name="Standard" style:list-style-name="WWNum8">
      <style:paragraph-properties loext:contextual-spacing="false" fo:margin-left="0.185cm" fo:margin-right="0.397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2" style:font-size-asian="11pt" style:font-name-complex="Calibri2"/>
    </style:style>
    <style:style style:name="P17" style:family="paragraph" style:parent-style-name="Standard" style:list-style-name="WWNum9">
      <style:paragraph-properties fo:margin-left="0.635cm" fo:margin-right="0cm" fo:text-indent="-0.635cm" style:auto-text-indent="false"/>
    </style:style>
    <style:style style:name="P18" style:family="paragraph" style:parent-style-name="Standard" style:list-style-name="WWNum9">
      <style:paragraph-properties fo:margin-left="0.635cm" fo:margin-right="0cm" fo:text-indent="-0.635cm" style:auto-text-indent="false"/>
      <style:text-properties style:font-name="Calibri" style:font-name-asian="Calibri2" style:font-name-complex="Calibri2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alibri" style:font-name-asian="Calibri2" style:font-name-complex="Calibri2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GEGNERIA DEL SOFTWARE </text:span></text:p>
      <text:p text:style-name="P6"><text:span text:style-name="T1">(PARTE A)<text:line-break/></text:span></text:p>
      <text:p text:style-name="P6"><text:span text:style-name="T1">RELEASE 1</text:span></text:p>
      <text:p text:style-name="P6"><text:span text:style-name="T1"><text:line-break/></text:span><text:span text:style-name="T2">DOCUMENTAZIONE</text:span></text:p>
      <text:p text:style-name="Standard"/>
      <text:p text:style-name="Standard"><text:span text:style-name="T3">Alberto Rovetta</text:span></text:p>
      <text:p text:style-name="Standard"><text:span text:style-name="T3">Lorenzo Tomassetti</text:span></text:p>
      <text:p text:style-name="Standard"><text:span text:style-name="T3">Denis Barbascumpa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h text:style-name="Heading_20_2" text:outline-level="2"><text:soft-page-break/>REQUISITI FUNZIONALI</text:h>
      <text:p text:style-name="Text_20_body"><text:span text:style-name="T4"/></text:p>
      <text:list xml:id="list8187758171082891" text:style-name="WWNum9">
        <text:list-item>
          <text:p text:style-name="P17"><text:span text:style-name="T4">Il modello di processo da adottare è incrementale/iterativo. </text:span></text:p>
        </text:list-item>
        <text:list-item>
          <text:p text:style-name="P17"><text:span text:style-name="T4"><text:s/>Il linguaggio di programmazione da utilizzare è Java. </text:span></text:p>
        </text:list-item>
        <text:list-item>
          <text:p text:style-name="P17"><text:span text:style-name="T4"><text:s/>L’architettura esterna da realizzare per l’applicazione è stand alone. </text:span></text:p>
        </text:list-item>
        <text:list-item>
          <text:p text:style-name="P17"><text:span text:style-name="T4"><text:s/>Non è richiesta la creazione di una interfaccia utente grafica. </text:span></text:p>
        </text:list-item>
        <text:list-item>
          <text:p text:style-name="P17"><text:span text:style-name="T4"><text:s/>Non è richiesto l’impiego di alcun DBMS (Data Base Management System). </text:span></text:p>
        </text:list-item>
        <text:list-item>
          <text:p text:style-name="P17"><text:span text:style-name="T4"><text:s/>I file che si occupano dei salvataggi dei Prestiti, degli Utenti, degli Operatori e dei Fruitori si creano automaticamente al primo utilizzo del programma all'interno della cartella 'src/Local_database'. Eventuali spostamenti, modifiche dei file destinati al salvataggio comporteranno un malfunzionamento del programma.</text:span></text:p>
        </text:list-item>
        <text:list-item>
          <text:p text:style-name="P17"><text:span text:style-name="T4">La gestione delle scadenze dei Prestiti e dei Fruitori viene effettuata ad ogni accensione del sistema. Tale funzionamento è stato pensato consapevolmente che sarebbe più opportuno effettuare una verifica ogni giorno alle 00:00.</text:span></text:p>
          <text:p text:style-name="P15"><text:span text:style-name="T4"/></text:p>
        </text:list-item>
      </text:list>
      <text:h text:style-name="P8" text:outline-level="2">SCELTE PROGETTUALI VERSIONE 1</text:h>
      <text:p text:style-name="Text_20_body"><text:span text:style-name="T4"/></text:p>
      <text:list xml:id="list30257247" text:continue-numbering="true" text:style-name="WWNum9">
        <text:list-item>
          <text:p text:style-name="P18">Ogni persona prima di poter essere un Operatore o Fruitore dovrà loggarsi come Utente (in caso non sia registrato, dovrà farlo).</text:p>
        </text:list-item>
        <text:list-item>
          <text:p text:style-name="P18">Ogni Utente può essere sia Operatore che Fruitore (se rispetta i requisiti per poterlo essere), ma non contemporaneamente nella stessa sessione; dovrà loggarsi o come Operatore o come Fruitore per poter accede ai proprio servizi.</text:p>
        </text:list-item>
        <text:list-item>
          <text:p text:style-name="P18">La gestione del caricamento degli Utenti, Operatori e Fruitori viene effettuata tramite File il locale, ma è pensata per essere implementata con l'interazione di un DBMS.</text:p>
        </text:list-item>
        <text:list-item>
          <text:p text:style-name="P17"><text:span text:style-name="T4">Non è stata sviluppata una parte grafica, ma tutto viene gestito da linea di comando. Il programma è stato pero pensato per implementarla senza stravolgere il codice sorgente (è implementato secondo il pattern MVC).</text:span></text:p>
        </text:list-item>
      </text:list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1">Accesso Al Sistema</text:p>
          </table:table-cell>
        </table:table-row>
        <table:table-row table:style-name="Tabella1.1">
          <table:table-cell table:style-name="Tabella1.A1" office:value-type="string">
            <text:p text:style-name="P1">Attore</text:p>
          </table:table-cell>
          <table:table-cell table:style-name="Tabella1.A1" office:value-type="string">
            <text:p text:style-name="P1">Persona</text:p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p text:style-name="P1">La Persona dispone già delle credenziali d'accesso.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5662476737442687332" text:style-name="WWNum8">
              <text:list-item text:start-value="1">
                <text:p text:style-name="P10">La persona effettua il login, &lt;&lt;include&gt;&gt; “Login Persona”. Fine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9442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0259797" text:continue-numbering="true" text:style-name="WWNum8">
              <text:list-header>
                <text:p text:style-name="P12">La Persona non dispone delle credenziali d'accesso.</text:p>
              </text:list-header>
            </text:list>
          </table:table-cell>
        </table:table-row>
        <text:soft-page-break/>
        <table:table-row table:style-name="Tabella1.1">
          <table:table-cell table:style-name="Tabella1.A1" office:value-type="string">
            <text:p text:style-name="P1">Scenario</text:p>
            <text:p text:style-name="P1">Alternativo (a)</text:p>
          </table:table-cell>
          <table:table-cell table:style-name="Tabella1.A1" office:value-type="string">
            <text:list xml:id="list30261761" text:continue-numbering="true" text:style-name="WWNum8">
              <text:list-header>
                <text:p text:style-name="P12">1.a <text:s text:c="2"/>La Persona decide di registrarsi nel Sistema. </text:p>
                <text:p text:style-name="P12"><text:s text:c="9"/>&lt;&lt;include&gt;&gt; “Registrazione Persona”. Fine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57186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b)</text:p>
          </table:table-cell>
          <table:table-cell table:style-name="Tabella1.A3" office:value-type="string">
            <text:list xml:id="list30244293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b)</text:p>
          </table:table-cell>
          <table:table-cell table:style-name="Tabella1.A3" office:value-type="string">
            <text:list xml:id="list30250616" text:continue-numbering="true" text:style-name="WWNum8">
              <text:list-header>
                <text:p text:style-name="P12">1.b <text:s text:c="3"/>La Persona decide di uscire dal Sitema. </text:p>
                <text:p text:style-name="P12"><text:s text:c="10"/>&lt;&lt;include&gt;&gt; “Terminazione Sistema”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P5"/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p text:style-name="P5">Registrazione Persona</text:p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p text:style-name="P5">Persona</text:p>
          </table:table-cell>
        </table:table-row>
        <table:table-row table:style-name="Tabella1.1">
          <table:table-cell table:style-name="Tabella1.A1" office:value-type="string">
            <text:p text:style-name="P1">Scenario</text:p>
            <text:p text:style-name="P1">Principale</text:p>
          </table:table-cell>
          <table:table-cell table:style-name="Tabella1.A1" office:value-type="string">
            <text:list xml:id="list30255743" text:continue-list="list30250616" text:style-name="WWNum8">
              <text:list-item text:start-value="1">
                <text:p text:style-name="P10">La Persona inscerisce i propri dati personali ed un Username e Password</text:p>
              </text:list-item>
              <text:list-item>
                <text:p text:style-name="P10">Il Sistema avvisa dell'avvenuta registrazione. FINE.</text:p>
              </text:list-item>
            </text:list>
          </table:table-cell>
        </table:table-row>
        <table:table-row table:style-name="Tabella1.1">
          <table:table-cell table:style-name="Tabella1.A1" office:value-type="string">
            <text:p text:style-name="P1">Postcondizioni</text:p>
          </table:table-cell>
          <table:table-cell table:style-name="Tabella1.A1" office:value-type="string">
            <text:list xml:id="list30239560" text:continue-numbering="true" text:style-name="WWNum8">
              <text:list-header>
                <text:p text:style-name="P12">La Persona viene registrata nel Sistem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56331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0256477" text:continue-numbering="true" text:style-name="WWNum8">
              <text:list-header>
                <text:p text:style-name="P12">L'Username scelto dalla persona è già pres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</text:p>
            <text:p text:style-name="P1">Alternativo (a)</text:p>
          </table:table-cell>
          <table:table-cell table:style-name="Tabella1.A3" office:value-type="string">
            <text:list xml:id="list30255685" text:continue-numbering="true" text:style-name="WWNum8">
              <text:list-header>
                <text:p text:style-name="P12">2.a <text:s text:c="2"/>Il Sistema visualizza un messaggio di errore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p text:style-name="Standard"/>
          </table:table-cell>
        </table:table-row>
        <table:table-row table:style-name="Tabella1.1">
          <table:table-cell table:style-name="Tabella1.A21" office:value-type="string">
            <text:p text:style-name="Standard"/>
          </table:table-cell>
          <table:table-cell table:style-name="Tabella1.A21" office:value-type="string">
            <text:p text:style-name="Standard"/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0248415" text:continue-numbering="true" text:style-name="WWNum8">
              <text:list-header>
                <text:p text:style-name="P12">Login 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 </text:p>
          </table:table-cell>
          <table:table-cell table:style-name="Tabella1.A3" office:value-type="string">
            <text:list xml:id="list30249361" text:continue-numbering="true" text:style-name="WWNum8">
              <text:list-header>
                <text:p text:style-name="P12">Persona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0245552" text:continue-list="list30249361" text:style-name="WWNum8">
              <text:list-item text:start-value="1">
                <text:p text:style-name="P10">La Persona inscerisce il propro Username e Password.</text:p>
              </text:list-item>
              <text:list-item>
                <text:p text:style-name="P10">&lt;&lt;include&gt;&gt; “Utente Loggato”.Fine.</text:p>
              </text:list-item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e</text:p>
          </table:table-cell>
          <table:table-cell table:style-name="Tabella1.A3" office:value-type="string">
            <text:list xml:id="list30237603" text:continue-numbering="true" text:style-name="WWNum8">
              <text:list-header>
                <text:p text:style-name="P12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/>
          </table:table-cell>
          <table:table-cell table:style-name="Tabella1.A3" office:value-type="string">
            <text:list xml:id="list30238987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0265470" text:continue-numbering="true" text:style-name="WWNum8">
              <text:list-header>
                <text:p text:style-name="P12">L'Username e/o la Password inseriti sono errati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0253521" text:continue-numbering="true" text:style-name="WWNum8">
              <text:list-header>
                <text:p text:style-name="P12">2.a <text:s text:c="2"/>Il Sistema visualizza un messaggio d'errore.</text:p>
                <text:p text:style-name="P12">3.a <text:s text:c="2"/>Torna a 1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0247621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30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30252378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0249152" text:continue-numbering="true" text:style-name="WWNum8">
              <text:list-header>
                <text:p text:style-name="P12">Terminazione Sistem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0259918" text:continue-numbering="true" text:style-name="WWNum8">
              <text:list-header>
                <text:p text:style-name="P12">Persona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0236375" text:continue-list="list30259918" text:style-name="WWNum8">
              <text:list-item text:start-value="1">
                <text:p text:style-name="P10">La Persona sceglie di scollegarsi dal Sistema.</text:p>
              </text:list-item>
              <text:list-item>
                <text:p text:style-name="P10">Il Sistema si arresta. Fine.</text:p>
              </text:list-item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0261074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0236299" text:continue-numbering="true" text:style-name="WWNum8">
              <text:list-header>
                <text:p text:style-name="P12">Utent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0247822" text:continue-numbering="true" text:style-name="WWNum8">
              <text:list-header>
                <text:p text:style-name="P12">Utent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0260844" text:continue-numbering="true" text:style-name="WWNum8">
              <text:list-header>
                <text:p text:style-name="P12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0255694" text:continue-list="list30260844" text:style-name="WWNum8">
              <text:list-item text:start-value="1">
                <text:p text:style-name="P10">L'Utente sceglie di registrarsi come Fruitore.</text:p>
              </text:list-item>
              <text:list-item>
                <text:p text:style-name="P10">L'Utente diventa Fruitore. &lt;&lt;include&gt;&gt;”Diventa Fruitore”. Fine.</text:p>
              </text:list-item>
            </text:list>
          </table:table-cell>
        </table:table-row>
        <table:table-row table:style-name="Tabella1.39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5545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0239056" text:continue-numbering="true" text:style-name="WWNum8">
              <text:list-header>
                <text:p text:style-name="P12">La Persona è connessa al Sistema come Utent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0268194" text:continue-numbering="true" text:style-name="WWNum8">
              <text:list-header>
                <text:p text:style-name="P12">1.a <text:s text:c="2"/>L'Utente sceglie di registrarsi come Operatore.</text:p>
              </text:list-header>
            </text:list>
            <text:p text:style-name="P1">2.a <text:s text:c="2"/>L'Utente diventa Operatore.&lt;&lt;include&gt;&gt; “Diventa Operatore”.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2184" text:continue-numbering="true" text:style-name="WWNum8">
              <text:list-header>
                <text:p text:style-name="P12"/>
              </text:list-header>
            </text:list>
          </table:table-cell>
        </table:table-row>
        <text:soft-page-break/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30241586" text:continue-numbering="true" text:style-name="WWNum8">
              <text:list-header>
                <text:p text:style-name="P12">1.b <text:s text:c="2"/>L'utente sceglie di abbandonare 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<text:s/>(b)</text:p>
          </table:table-cell>
          <table:table-cell table:style-name="Tabella1.A3" office:value-type="string">
            <text:list xml:id="list30244436" text:continue-numbering="true" text:style-name="WWNum8">
              <text:list-header>
                <text:p text:style-name="P12">L'Utente torna ad essere una Persona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65471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c)</text:p>
          </table:table-cell>
          <table:table-cell table:style-name="Tabella1.A3" office:value-type="string">
            <text:list xml:id="list30261110" text:continue-numbering="true" text:style-name="WWNum8">
              <text:list-header>
                <text:p text:style-name="P12">L'Utente è presente come 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c)</text:p>
          </table:table-cell>
          <table:table-cell table:style-name="Tabella1.A3" office:value-type="string">
            <text:list xml:id="list30261655" text:continue-numbering="true" text:style-name="WWNum8">
              <text:list-header>
                <text:p text:style-name="P12">1.c <text:s/>L'Utente chiede di collegarsi come Fruitore.</text:p>
                <text:p text:style-name="P12">2.c <text:s/>Il Sistema collega l'Utente come Fruitore, </text:p>
                <text:p text:style-name="P12"><text:s text:c="7"/>&lt;&lt;include&gt;&gt; “Fruitore Loggato”. Fine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8919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d)</text:p>
          </table:table-cell>
          <table:table-cell table:style-name="Tabella1.A3" office:value-type="string">
            <text:list xml:id="list30253599" text:continue-numbering="true" text:style-name="WWNum8">
              <text:list-header>
                <text:p text:style-name="P12">L'Utente non è presente come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d)</text:p>
          </table:table-cell>
          <table:table-cell table:style-name="Tabella1.A3" office:value-type="string">
            <text:list xml:id="list30262106" text:continue-numbering="true" text:style-name="WWNum8">
              <text:list-header>
                <text:p text:style-name="P12">1.d <text:s/>L'Utente chiede di collegarsi come Fruitore</text:p>
                <text:p text:style-name="P12">2.d <text:s/>Il Sistema visualizza un messaggio di errore.</text:p>
                <text:p text:style-name="P12">3.d <text:s/>Torna al punto 1.</text:p>
              </text:list-header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55589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e)</text:p>
          </table:table-cell>
          <table:table-cell table:style-name="Tabella1.A3" office:value-type="string">
            <text:list xml:id="list30236742" text:continue-numbering="true" text:style-name="WWNum8">
              <text:list-header>
                <text:p text:style-name="P12">L'Utente è presente come Opera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e)</text:p>
          </table:table-cell>
          <table:table-cell table:style-name="Tabella1.A3" office:value-type="string">
            <text:list xml:id="list30237970" text:continue-numbering="true" text:style-name="WWNum8">
              <text:list-item>
                <text:list>
                  <text:list-header>
                    <text:p text:style-name="P12">1.e <text:s/>L'Utente sceglie di collegarsi come Operatore.</text:p>
                  </text:list-header>
                </text:list>
              </text:list-item>
            </text:list>
            <text:p text:style-name="P1">2.e <text:s/>Il Sistema collega l'Utente come Operatore. &lt;&lt;include&gt;&gt; </text:p>
            <text:p text:style-name="P1"><text:s text:c="8"/>“Operatore Loggato”. Fine.</text:p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0021" text:continue-numbering="true" text:style-name="WWNum8">
              <text:list-header>
                <text:p text:style-name="P16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f)</text:p>
          </table:table-cell>
          <table:table-cell table:style-name="Tabella1.A3" office:value-type="string">
            <text:list xml:id="list30254920" text:continue-numbering="true" text:style-name="WWNum8">
              <text:list-header>
                <text:p text:style-name="P12">L'Utente non è presente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f)</text:p>
          </table:table-cell>
          <table:table-cell table:style-name="Tabella1.A3" office:value-type="string">
            <text:list xml:id="list30245291" text:continue-numbering="true" text:style-name="WWNum8">
              <text:list-header>
                <text:p text:style-name="P12">1.f <text:s/>L'Utente chiede di collegarsi come Operatore.</text:p>
                <text:p text:style-name="P12">2.f <text:s/>Il Sistema visualizza un messaggio d'errore.</text:p>
                <text:p text:style-name="P12">3.f <text:s/>Torna al punto 1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A11" office:value-type="string">
            <text:list xml:id="list30251135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A21" office:value-type="string">
            <text:list xml:id="list30236477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Nome</text:p>
          </table:table-cell>
          <table:table-cell table:style-name="Tabella1.A3" office:value-type="string">
            <text:list xml:id="list30257615" text:continue-numbering="true" text:style-name="WWNum8">
              <text:list-header>
                <text:p text:style-name="P12">Fruitore Loggato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0256236" text:continue-numbering="true" text:style-name="WWNum8">
              <text:list-header>
                <text:p text:style-name="P12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0241165" text:continue-numbering="true" text:style-name="WWNum8">
              <text:list-header>
                <text:p text:style-name="P12">Manchino X giorni o meno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0252910" text:continue-list="list30241165" text:style-name="WWNum8">
              <text:list-item text:start-value="1">
                <text:p text:style-name="P10">Il Fruitore rinnova la sua iscrizione.</text:p>
              </text:list-item>
              <text:list-item>
                <text:p text:style-name="P10">Viene effettuato il rinnovo dell'iscrizione, </text:p>
                <text:p text:style-name="P10"><text:s text:c="4"/>&lt;&lt;include&gt;&gt;”Rinnovo Iscrizione”. Fine.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1"/>
          </table:table-cell>
          <table:table-cell table:style-name="Tabella1.A5" office:value-type="string">
            <text:list xml:id="list30247278" text:continue-numbering="true" text:style-name="WWNum8">
              <text:list-header>
                <text:p text:style-name="P12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 (a)</text:p>
          </table:table-cell>
          <table:table-cell table:style-name="Tabella1.A3" office:value-type="string">
            <text:list xml:id="list30240308" text:continue-numbering="true" text:style-name="WWNum8">
              <text:list-header>
                <text:p text:style-name="P12">Manchino più di X giorni alla scadenza dell'iscrizione del Fruitor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a)</text:p>
          </table:table-cell>
          <table:table-cell table:style-name="Tabella1.A3" office:value-type="string">
            <text:list xml:id="list30252674" text:continue-numbering="true" text:style-name="WWNum8">
              <text:list-header>
                <text:p text:style-name="P12">2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66" office:value-type="string">
            <text:p text:style-name="P1"/>
          </table:table-cell>
          <table:table-cell table:style-name="Tabella1.B66">
            <text:list xml:id="list30235876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Alternativo (b)</text:p>
          </table:table-cell>
          <table:table-cell table:style-name="Tabella1.A3" office:value-type="string">
            <text:list xml:id="list30257737" text:continue-numbering="true" text:style-name="WWNum8">
              <text:list-header>
                <text:p text:style-name="P12">1.b <text:s/>Il Frui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ostcondizioni (b)</text:p>
          </table:table-cell>
          <table:table-cell table:style-name="Tabella1.A3" office:value-type="string">
            <text:list xml:id="list30262577" text:continue-numbering="true" text:style-name="WWNum8">
              <text:list-header>
                <text:p text:style-name="P12">Il Fruitore torna ad essete un Utent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0262574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0246218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1" office:value-type="string">
            <text:p text:style-name="P1">Nome</text:p>
          </table:table-cell>
          <table:table-cell table:style-name="Tabella1.A1" office:value-type="string">
            <text:list xml:id="list30246447" text:continue-numbering="true" text:style-name="WWNum8">
              <text:list-header>
                <text:p text:style-name="P12">Rinnovo Iscrizion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Attori</text:p>
          </table:table-cell>
          <table:table-cell table:style-name="Tabella1.A3" office:value-type="string">
            <text:list xml:id="list30243712" text:continue-numbering="true" text:style-name="WWNum8">
              <text:list-header>
                <text:p text:style-name="P12">Frui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Precondizioni</text:p>
          </table:table-cell>
          <table:table-cell table:style-name="Tabella1.A3" office:value-type="string">
            <text:list xml:id="list30261378" text:continue-numbering="true" text:style-name="WWNum8">
              <text:list-header>
                <text:p text:style-name="P12">Manchino X giorni alla scadenza dell'iscrizio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1">Scenario principale</text:p>
          </table:table-cell>
          <table:table-cell table:style-name="Tabella1.A3" office:value-type="string">
            <text:list xml:id="list30251981" text:continue-list="list30261378" text:style-name="WWNum8">
              <text:list-item text:start-value="1">
                <text:p text:style-name="P10">Il Sistema aggiorna la data di fine iscrizione del Fruitore. Fine.</text:p>
              </text:list-item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0244708" text:continue-numbering="true" text:style-name="WWNum8">
              <text:list-header>
                <text:p text:style-name="P10"/>
              </text:list-header>
            </text:list>
          </table:table-cell>
        </table:table-row>
        <text:soft-page-break/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0267109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Nome</text:p>
          </table:table-cell>
          <table:table-cell table:style-name="Tabella1.A3" office:value-type="string">
            <text:p text:style-name="P2">Operatore Loggato</text:p>
          </table:table-cell>
        </table:table-row>
        <table:table-row table:style-name="Tabella1.1">
          <table:table-cell table:style-name="Tabella1.A3" office:value-type="string">
            <text:p text:style-name="P2">Attore</text:p>
            <text:p text:style-name="P2">Principale</text:p>
          </table:table-cell>
          <table:table-cell table:style-name="Tabella1.A3" office:value-type="string">
            <text:p text:style-name="P2">Operatore</text:p>
          </table:table-cell>
        </table:table-row>
        <table:table-row table:style-name="Tabella1.1">
          <table:table-cell table:style-name="Tabella1.A3" office:value-type="string">
            <text:p text:style-name="P3">Precondizioni</text:p>
          </table:table-cell>
          <table:table-cell table:style-name="Tabella1.A3" office:value-type="string">
            <text:list xml:id="list30237060" text:continue-numbering="true" text:style-name="WWNum8">
              <text:list-header>
                <text:p text:style-name="P14">L'utente sia loggato come operatore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Principale</text:p>
          </table:table-cell>
          <table:table-cell table:style-name="Tabella1.A3" office:value-type="string">
            <text:list xml:id="list30246517" text:continue-numbering="true" text:style-name="WWNum8">
              <text:list-item>
                <text:p text:style-name="P11">Il Sistema mostra all'Operatore le operazioni che può compiere.</text:p>
              </text:list-item>
              <text:list-item>
                <text:p text:style-name="P11">L'operatore richiede al Sistema di visualizzate tutti i Fruitori.</text:p>
              </text:list-item>
              <text:list-item>
                <text:p text:style-name="P11">Il Sistema visualizza la lista di tutti i Fruitori. Torna a 1</text:p>
              </text:list-item>
            </text:list>
          </table:table-cell>
        </table:table-row>
        <table:table-row table:style-name="Tabella1.1">
          <table:table-cell table:style-name="Tabella1.A5" office:value-type="string">
            <text:p text:style-name="P2"/>
          </table:table-cell>
          <table:table-cell table:style-name="Tabella1.A5" office:value-type="string">
            <text:list xml:id="list30253220" text:continue-numbering="true" text:style-name="WWNum8">
              <text:list-header>
                <text:p text:style-name="P11"/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Scenario</text:p>
            <text:p text:style-name="P2">Alternativo (a)</text:p>
          </table:table-cell>
          <table:table-cell table:style-name="Tabella1.A3" office:value-type="string">
            <text:list xml:id="list30240959" text:continue-numbering="true" text:style-name="WWNum8">
              <text:list-header>
                <text:p text:style-name="P14">1.a <text:s/>L'Operatore sceglie di tornare alla condizione di Utente. FINE.</text:p>
              </text:list-header>
            </text:list>
          </table:table-cell>
        </table:table-row>
        <table:table-row table:style-name="Tabella1.1">
          <table:table-cell table:style-name="Tabella1.A3" office:value-type="string">
            <text:p text:style-name="P2">Postcondizioni (a)</text:p>
          </table:table-cell>
          <table:table-cell table:style-name="Tabella1.A3" office:value-type="string">
            <text:list xml:id="list30259048" text:continue-numbering="true" text:style-name="WWNum8">
              <text:list-header>
                <text:p text:style-name="P14">L'Operatore torna ad essere un Utente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0262709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0252645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Nome</text:p>
          </table:table-cell>
          <table:table-cell table:style-name="Tabella1.A86" office:value-type="string">
            <text:list xml:id="list30263869" text:continue-numbering="true" text:style-name="WWNum8">
              <text:list-header>
                <text:p text:style-name="P12">Diventa Fruitor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</text:p>
          </table:table-cell>
          <table:table-cell table:style-name="Tabella1.A86" office:value-type="string">
            <text:list xml:id="list30253816" text:continue-numbering="true" text:style-name="WWNum8">
              <text:list-header>
                <text:p text:style-name="P12">L'Utene è maggiorenne e non è registrato come Frui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Principale</text:p>
          </table:table-cell>
          <table:table-cell table:style-name="Tabella1.A86" office:value-type="string">
            <text:list xml:id="list30263874" text:continue-numbering="true" text:style-name="WWNum8">
              <text:list-header>
                <text:p text:style-name="P12">1. <text:s/>L'Utente viene inserito nel sistema anche come Fruitore. Fine.</text:p>
              </text:list-header>
            </text:list>
          </table:table-cell>
        </table:table-row>
        <table:table-row table:style-name="Tabella1.1">
          <table:table-cell table:style-name="Tabella1.A89" office:value-type="string">
            <text:p text:style-name="P1"/>
          </table:table-cell>
          <table:table-cell table:style-name="Tabella1.B89">
            <text:list xml:id="list30256479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 (a)</text:p>
          </table:table-cell>
          <table:table-cell table:style-name="Tabella1.A86" office:value-type="string">
            <text:list xml:id="list30240970" text:continue-numbering="true" text:style-name="WWNum8">
              <text:list-header>
                <text:p text:style-name="P12">L'Utente è già registrato come Fruitore o non è maggiorenn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Alternativo (a)</text:p>
          </table:table-cell>
          <table:table-cell table:style-name="Tabella1.A86" office:value-type="string">
            <text:list xml:id="list30259509" text:continue-numbering="true" text:style-name="WWNum8">
              <text:list-header>
                <text:p text:style-name="P12">1.a <text:s/>Il Sistema visualizza un messaggio d'errore. Fine.</text:p>
              </text:list-header>
            </text:list>
          </table:table-cell>
        </table:table-row>
        <table:table-row table:style-name="Tabella1.1">
          <table:table-cell table:style-name="Tabella1.A11" office:value-type="string">
            <text:p text:style-name="P1"/>
          </table:table-cell>
          <table:table-cell table:style-name="Tabella1.B69">
            <text:list xml:id="list30235936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21" office:value-type="string">
            <text:p text:style-name="P1"/>
          </table:table-cell>
          <table:table-cell table:style-name="Tabella1.B76">
            <text:list xml:id="list30251590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Nome</text:p>
          </table:table-cell>
          <table:table-cell table:style-name="Tabella1.A86" office:value-type="string">
            <text:list xml:id="list30262989" text:continue-numbering="true" text:style-name="WWNum8">
              <text:list-header>
                <text:p text:style-name="P12">Diventa Operator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Attori </text:p>
          </table:table-cell>
          <table:table-cell table:style-name="Tabella1.A86" office:value-type="string">
            <text:list xml:id="list30259520" text:continue-numbering="true" text:style-name="WWNum8">
              <text:list-header>
                <text:p text:style-name="P12">Utente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</text:p>
          </table:table-cell>
          <table:table-cell table:style-name="Tabella1.A86" office:value-type="string">
            <text:list xml:id="list30264834" text:continue-numbering="true" text:style-name="WWNum8">
              <text:list-header>
                <text:p text:style-name="P12">L'Utente non è già registrato come Opera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Principale</text:p>
          </table:table-cell>
          <table:table-cell table:style-name="Tabella1.A86" office:value-type="string">
            <text:list xml:id="list30248669" text:continue-numbering="true" text:style-name="WWNum8">
              <text:list-header>
                <text:p text:style-name="P12">1. <text:s text:c="2"/>L'Utente viene insetiro all'interno del Sistema anche come Operatore.</text:p>
                <text:p text:style-name="P12"><text:s text:c="7"/>Fine.</text:p>
              </text:list-header>
            </text:list>
          </table:table-cell>
        </table:table-row>
        <table:table-row table:style-name="Tabella1.1">
          <table:table-cell table:style-name="Tabella1.A89" office:value-type="string">
            <text:p text:style-name="P1"/>
          </table:table-cell>
          <table:table-cell table:style-name="Tabella1.B89">
            <text:list xml:id="list30262422" text:continue-numbering="true" text:style-name="WWNum8">
              <text:list-header>
                <text:p text:style-name="P10"/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Precondizioni (a)</text:p>
          </table:table-cell>
          <table:table-cell table:style-name="Tabella1.A86" office:value-type="string">
            <text:list xml:id="list30251386" text:continue-numbering="true" text:style-name="WWNum8">
              <text:list-header>
                <text:p text:style-name="P12">L'Utente è già registrato come Operatore.</text:p>
              </text:list-header>
            </text:list>
          </table:table-cell>
        </table:table-row>
        <table:table-row table:style-name="Tabella1.1">
          <table:table-cell table:style-name="Tabella1.A86" office:value-type="string">
            <text:p text:style-name="P1">Scenario Alternativo (a)</text:p>
          </table:table-cell>
          <table:table-cell table:style-name="Tabella1.A86" office:value-type="string">
            <text:list xml:id="list30268371" text:continue-numbering="true" text:style-name="WWNum8">
              <text:list-header>
                <text:p text:style-name="P12">1.a <text:s/>Il Sistema visualizza un messaggio d'errore. Fine.</text:p>
              </text:list-header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71cm" fo:margin-bottom="0cm" fo:keep-together="always" fo:keep-with-next="always"/>
      <style:text-properties fo:color="#2f5496" style:font-name="Calibri Light" fo:font-size="13pt" style:font-size-asian="13pt" style:font-name-complex="F" style:font-size-complex="13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51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7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0-05T10:05:47.88</dc:date>
    <meta:generator>OpenOffice/4.1.3$Win32 OpenOffice.org_project/413m1$Build-9783</meta:generator>
    <meta:editing-duration>PT2H42M42S</meta:editing-duration>
    <meta:editing-cycles>68</meta:editing-cycles>
    <meta:document-statistic meta:table-count="1" meta:image-count="0" meta:object-count="0" meta:page-count="5" meta:paragraph-count="184" meta:word-count="925" meta:character-count="6460"/>
  </office:meta>
</office:document-meta>
</file>